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 głębi duszy wołam Ciebie</text:span><text:span text:style-name="T1"><text:line-break/></text:span><text:span text:style-name="T2">ppp</text:span><text:span text:style-name="T1"><text:line-break/></text:span><text:span text:style-name="T1">uwielbiony bądź Panie mój,</text:span><text:span text:style-name="T1"><text:line-break/></text:span><text:span text:style-name="T2">ppp</text:span><text:span text:style-name="T1"><text:line-break/></text:span><text:span text:style-name="T1">Bo przy Tobie mój Jezu</text:span><text:span text:style-name="T1"><text:line-break/></text:span><text:span text:style-name="T2">ppp</text:span><text:span text:style-name="T1"><text:line-break/></text:span><text:span text:style-name="T1">smutek w radość zamienia s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Z głosem ludzi i Aniołów</text:span><text:span text:style-name="T1"><text:line-break/></text:span><text:span text:style-name="T2">ppp</text:span><text:span text:style-name="T1"><text:line-break/></text:span><text:span text:style-name="T1">cały wszechświat</text:span><text:span text:style-name="T1"><text:line-break/></text:span><text:span text:style-name="T2">ppp</text:span><text:span text:style-name="T1"><text:line-break/></text:span><text:span text:style-name="T1">oddaje Ci cześć.</text:span><text:span text:style-name="T1"><text:line-break/></text:span><text:span text:style-name="T2">ppp</text:span><text:span text:style-name="T1"><text:line-break/></text:span><text:span text:style-name="T1">Ty podnosisz z popiołów</text:span><text:span text:style-name="T1"><text:line-break/></text:span><text:span text:style-name="T2">ppp</text:span><text:span text:style-name="T1"><text:line-break/></text:span><text:span text:style-name="T1">- zmartwychwstaniem</text:span><text:span text:style-name="T1"><text:line-break/></text:span><text:span text:style-name="T2">ppp</text:span><text:span text:style-name="T1"><text:line-break/></text:span><text:span text:style-name="T1">Tyś moim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 Emmanuel, o Emmanuel,</text:span><text:span text:style-name="T1"><text:line-break/></text:span><text:span text:style-name="T1">Ty jesteś jak wiatr,</text:span><text:span text:style-name="T1"><text:line-break/></text:span><text:span text:style-name="T1">co unosi mnie.</text:span><text:span text:style-name="T1"><text:line-break/></text:span><text:span text:style-name="T1">O Emmanuel - o Emmanuel,</text:span><text:span text:style-name="T1"><text:line-break/></text:span><text:span text:style-name="T1">O Emmanuel - o Emmanuel,</text:span><text:span text:style-name="T1"><text:line-break/></text:span><text:span text:style-name="T1">Ty jesteś jak wiatr</text:span><text:span text:style-name="T1"><text:line-break/></text:span><text:span text:style-name="T1">- Ty jesteś jak wiatr,</text:span><text:span text:style-name="T1"><text:line-break/></text:span><text:span text:style-name="T1">co unosi mnie do gwiaz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01-22T17:03:40</meta:creation-date>
    <dc:creator>Rafał Talacha</dc:creator>
    <dc:date>2008-12-28T22:05:43</dc:date>
    <dc:language>pl-PL</dc:language>
    <meta:editing-cycles>4</meta:editing-cycles>
    <meta:editing-duration>PT8M34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